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4626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309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style:text-position="" style:font-name="WenQuanYi Micro Hei" fo:font-size="20pt" style:font-size-asian="20pt" style:font-size-complex="20pt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text-position="" style:font-name="WenQuanYi Micro Hei" fo:font-size="12pt" style:font-size-asian="12pt" style:font-size-complex="12pt"/>
    </style:style>
    <style:style style:name="ce3" style:family="table-cell" style:parent-style-name="Default">
      <style:table-cell-properties fo:border="0.06pt solid #000000" style:vertical-align="middle"/>
      <style:text-properties style:text-position="" style:font-name="WenQuanYi Micro Hei"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style:text-position="" style:font-name="WenQuanYi Micro Hei" fo:font-size="12pt" style:font-size-asian="12pt" style:font-size-complex="12pt"/>
    </style:style>
    <style:style style:name="ce5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style:font-name="WenQuanYi Micro Hei" fo:font-size="20pt" style:font-size-asian="20pt" style:font-size-complex="20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WenQuanYi Micro Hei" fo:font-size="12pt" style:font-size-asian="12pt" style:font-size-complex="12pt"/>
    </style:style>
    <style:style style:name="ce7" style:family="table-cell" style:parent-style-name="Default">
      <style:table-cell-properties fo:border="0.06pt solid #000000" style:vertical-align="middle"/>
      <style:text-properties style:font-name="WenQuanYi Micro Hei" fo:font-size="12pt" style:font-size-asian="12pt" style:font-size-complex="12pt"/>
    </style:style>
    <style:style style:name="ce8" style:family="table-cell" style:parent-style-name="Default">
      <style:table-cell-properties style:vertical-align="middle"/>
      <style:text-properties style:font-name="WenQuanYi Micro Hei" fo:font-size="12pt" style:font-size-asian="12pt" style:font-size-complex="12pt"/>
    </style:style>
  </office:automatic-styles>
  <office:body>
    <office:spreadsheet>
      <table:table table:name="Parser Error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Parser Errors</text:p>
          </table:table-cell>
          <table:covered-table-cell table:number-columns-repeated="2" table:style-name="ce3"/>
          <table:table-cell table:number-columns-repeated="1021"/>
        </table:table-row>
        <table:table-row table:style-name="ro2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UNTOKENIZABLE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DUPLICATED_DECIMAL_DOT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PARENTHESIS_MISMATCH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MISSING_OPERATOR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MISSING_OPERAND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NO_CONTENT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SEPARATOR_MISPLACED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UNSUPPORTED_FUNCTION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ARG_COUNT_MISMATCH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RPNCC_DIVIDE_ZERO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RPNCC_DOMAIN_ERROR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INVALID_SYMBOL_NAME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USELESS_LEADING_ZERO</text:p>
          </table:table-cell>
          <table:table-cell table:style-name="ce3" office:value-type="string" calcext:value-type="string">
            <text:p>[srcdir]/bce/parser/mexp/error.py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PARENTHESIS_MISMATCH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NO_CONTENT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NTOKENIZABLE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NEXPECTED_TOKEN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NSUPPORTED_ABBR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INVALID_ATOM_COUNT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6" calcext:value-type="float">
            <text:p>20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INVALID_PREFIX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INVALID_SUFFIX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SELESS_PREFIX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09" calcext:value-type="float">
            <text:p>20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SELESS_SUFFIX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SELESS_LEADING_ZERO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11" calcext:value-type="float">
            <text:p>21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ED_INVALID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ED_INVALID_ELECTRICAL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ED_LENGTH_NOT_ENOUGH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ED_NO_ELECTRICAL</text:p>
          </table:table-cell>
          <table:table-cell table:style-name="ce3" office:value-type="string" calcext:value-type="string">
            <text:p>[srcdir]/bce/parser/molecule/error.py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CE_PARENTHESIS_MISMATCH</text:p>
          </table:table-cell>
          <table:table-cell table:style-name="ce3" office:value-type="string" calcext:value-type="string">
            <text:p>[srcdir]/bce/parser/ce/error.py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CE_NO_CONTENT</text:p>
          </table:table-cell>
          <table:table-cell table:style-name="ce3" office:value-type="string" calcext:value-type="string">
            <text:p>[srcdir]/bce/parser/ce/error.py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DUPLICATED_EQUAL</text:p>
          </table:table-cell>
          <table:table-cell table:style-name="ce3" office:value-type="string" calcext:value-type="string">
            <text:p>[srcdir]/bce/parser/ce/error.py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IXED_FORM</text:p>
          </table:table-cell>
          <table:table-cell table:style-name="ce3" office:value-type="string" calcext:value-type="string">
            <text:p>[srcdir]/bce/parser/ce/error.py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TOO_FEW_MOLECULES</text:p>
          </table:table-cell>
          <table:table-cell table:style-name="ce3" office:value-type="string" calcext:value-type="string">
            <text:p>[srcdir]/bce/parser/ce/error.py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NO_EQUAL</text:p>
          </table:table-cell>
          <table:table-cell table:style-name="ce3" office:value-type="string" calcext:value-type="string">
            <text:p>[srcdir]/bce/parser/ce/error.py</text:p>
          </table:table-cell>
          <table:table-cell table:style-name="ce3" office:value-type="float" office:value="306" calcext:value-type="float">
            <text:p>306</text:p>
          </table:table-cell>
          <table:table-cell table:number-columns-repeated="102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ic Error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5" office:value-type="string" calcext:value-type="string" table:number-columns-spanned="3" table:number-rows-spanned="1">
            <text:p>Logic Errors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File</text:p>
          </table:table-cell>
          <table:table-cell table:style-name="ce6" office:value-type="string" calcext:value-type="string">
            <text:p>Value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LE_WRONG_SIDE</text:p>
          </table:table-cell>
          <table:table-cell table:style-name="ce7" office:value-type="string" calcext:value-type="string">
            <text:p>[srcdir]/bce/logic/error.py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LE_ALL_EST</text:p>
          </table:table-cell>
          <table:table-cell table:style-name="ce7" office:value-type="string" calcext:value-type="string">
            <text:p>[srcdir]/bce/logic/error.py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LE_NO_MOLECULE</text:p>
          </table:table-cell>
          <table:table-cell table:style-name="ce7" office:value-type="string" calcext:value-type="string">
            <text:p>[srcdir]/bce/logic/error.py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LE_ZERO_COEFFICIENT</text:p>
          </table:table-cell>
          <table:table-cell table:style-name="ce7" office:value-type="string" calcext:value-type="string">
            <text:p>[srcdir]/bce/logic/error.py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LE_AS_MA</text:p>
          </table:table-cell>
          <table:table-cell table:style-name="ce7" office:value-type="string" calcext:value-type="string">
            <text:p>[srcdir]/bce/logic/error.py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LE_CONFLICT_EQ</text:p>
          </table:table-cell>
          <table:table-cell table:style-name="ce7" office:value-type="string" calcext:value-type="string">
            <text:p>[srcdir]/bce/logic/error.py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1021"/>
        </table:table-row>
        <table:table-row table:style-name="ro3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nQuanYi Micro Hei" svg:font-family="'WenQuanYi Micro He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16.5354in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18:40:01.181226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0:46:36.847552029</meta:creation-date>
    <dc:date>2014-10-05T18:41:08.411011691</dc:date>
    <meta:editing-duration>PT12M12S</meta:editing-duration>
    <meta:editing-cycles>7</meta:editing-cycles>
    <meta:generator>LibreOffice/4.2.6.3$Linux_X86_64 LibreOffice_project/420m0$Build-3</meta:generator>
    <meta:document-statistic meta:table-count="2" meta:cell-count="128" meta:object-count="0"/>
  </office:meta>
</office:document-meta>
</file>